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100"/>
    <style:style style:name="ce7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19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9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19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Currency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"/>
          <table:table-cell table:style-name="ce7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LOCAL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100" calcext:value-type="float">
            <text:p>$ 3.100,00</text:p>
          </table:table-cell>
          <table:table-cell table:style-name="ce7" office:value-type="float" office:value="1100" calcext:value-type="float">
            <text:p>$ 1.100,00</text:p>
          </table:table-cell>
          <table:table-cell table:style-name="ce11" office:value-type="float" office:value="4200" calcext:value-type="float">
            <text:p>$ 4.200,00</text:p>
          </table:table-cell>
        </table:table-row>
        <table:table-row table:style-name="ro1">
          <table:table-cell table:style-name="ce1" office:value-type="string" calcext:value-type="string">
            <text:p>PB (ITKIN L.)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[.E3]*75/100" office:value-type="float" office:value="3117.525" calcext:value-type="float">
            <text:p>$ 3.117,53</text:p>
          </table:table-cell>
          <table:table-cell table:style-name="ce8" table:formula="of:=[.E3]-[.C3]" office:value-type="float" office:value="1039.175" calcext:value-type="float">
            <text:p>$ 1.039,18</text:p>
          </table:table-cell>
          <table:table-cell table:style-name="ce12" office:value-type="float" office:value="4156.7" calcext:value-type="float">
            <text:p>$ 4.156,70</text:p>
          </table:table-cell>
        </table:table-row>
        <table:table-row table:style-name="ro1">
          <table:table-cell table:style-name="ce1" office:value-type="string" calcext:value-type="string">
            <text:p>1º (SLAFTEIN M.)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[.E4]*75/100" office:value-type="float" office:value="3951.15" calcext:value-type="float">
            <text:p>$ 3.951,15</text:p>
          </table:table-cell>
          <table:table-cell table:style-name="ce8" table:formula="of:=[.E4]-[.C4]" office:value-type="float" office:value="1317.05" calcext:value-type="float">
            <text:p>$ 1.317,05</text:p>
          </table:table-cell>
          <table:table-cell table:style-name="ce11" office:value-type="float" office:value="5268.2" calcext:value-type="float">
            <text:p>$ 5.268,20</text:p>
          </table:table-cell>
        </table:table-row>
        <table:table-row table:style-name="ro2">
          <table:table-cell table:style-name="ce1" office:value-type="string" calcext:value-type="string">
            <text:p>1º (PARKANSKY D.)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2704.58" calcext:value-type="float">
            <text:p><text:s/>$2.704,58 </text:p>
          </table:table-cell>
          <table:table-cell table:style-name="ce9" office:value-type="float" office:value="901.53" calcext:value-type="float">
            <text:p><text:s/>$901,53 </text:p>
          </table:table-cell>
          <table:table-cell table:style-name="ce11" table:formula="of:=SUM([.B5:.D5])" office:value-type="float" office:value="3610.11" calcext:value-type="float">
            <text:p>$ 3.610,11</text:p>
          </table:table-cell>
        </table:table-row>
        <table:table-row table:style-name="ro1">
          <table:table-cell table:style-name="ce1" office:value-type="string" calcext:value-type="string">
            <text:p>2º (PONSETTI O.)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.E6]*75/100" office:value-type="float" office:value="3879.375" calcext:value-type="float">
            <text:p>$ 3.879,38</text:p>
          </table:table-cell>
          <table:table-cell table:style-name="ce8" table:formula="of:=[.E6]-[.C6]" office:value-type="float" office:value="1293.125" calcext:value-type="float">
            <text:p>$ 1.293,13</text:p>
          </table:table-cell>
          <table:table-cell table:style-name="ce13" office:value-type="float" office:value="5172.5" calcext:value-type="float">
            <text:p><text:s/>$5.172,50 </text:p>
          </table:table-cell>
        </table:table-row>
        <table:table-row table:style-name="ro1">
          <table:table-cell table:style-name="ce1" office:value-type="string" calcext:value-type="string">
            <text:p>2º (WYCZYKIER A.)</text:p>
          </table:table-cell>
          <table:table-cell table:style-name="ce4" office:value-type="float" office:value="6" calcext:value-type="float">
            <text:p>6</text:p>
          </table:table-cell>
          <table:table-cell table:style-name="ce8" table:formula="of:=[.E7]*75/100" office:value-type="float" office:value="2730.675" calcext:value-type="float">
            <text:p>$ 2.730,68</text:p>
          </table:table-cell>
          <table:table-cell table:style-name="ce8" table:formula="of:=[.E7]-[.C7]" office:value-type="float" office:value="910.225" calcext:value-type="float">
            <text:p>$ 910,23</text:p>
          </table:table-cell>
          <table:table-cell table:style-name="ce11" office:value-type="float" office:value="3640.9" calcext:value-type="float">
            <text:p>$ 3.640,90</text:p>
          </table:table-cell>
        </table:table-row>
        <table:table-row table:style-name="ro1">
          <table:table-cell table:style-name="ce1" office:value-type="string" calcext:value-type="string">
            <text:p>3º (ALTMARK)</text:p>
          </table:table-cell>
          <table:table-cell table:style-name="ce4" office:value-type="string" calcext:value-type="string">
            <text:p>7</text:p>
          </table:table-cell>
          <table:table-cell table:style-name="ce8" table:formula="of:=[.E8]*75/100" office:value-type="float" office:value="3879.375" calcext:value-type="float">
            <text:p>$ 3.879,38</text:p>
          </table:table-cell>
          <table:table-cell table:style-name="ce8" table:formula="of:=[.E8]-[.C8]" office:value-type="float" office:value="1293.125" calcext:value-type="float">
            <text:p>$ 1.293,13</text:p>
          </table:table-cell>
          <table:table-cell table:style-name="ce13" office:value-type="float" office:value="5172.5" calcext:value-type="float">
            <text:p><text:s/>$5.172,50 </text:p>
          </table:table-cell>
        </table:table-row>
        <table:table-row table:style-name="ro1">
          <table:table-cell table:style-name="ce1" office:value-type="string" calcext:value-type="string">
            <text:p>3º( YUANG SHU KIA)</text:p>
          </table:table-cell>
          <table:table-cell table:style-name="ce4" office:value-type="string" calcext:value-type="string">
            <text:p>8</text:p>
          </table:table-cell>
          <table:table-cell table:style-name="ce8" table:formula="of:=[.E9]*75/100" office:value-type="float" office:value="2730.675" calcext:value-type="float">
            <text:p>$ 2.730,68</text:p>
          </table:table-cell>
          <table:table-cell table:style-name="ce8" table:formula="of:=[.E9]-[.C9]" office:value-type="float" office:value="910.225" calcext:value-type="float">
            <text:p>$ 910,23</text:p>
          </table:table-cell>
          <table:table-cell table:style-name="ce11" office:value-type="float" office:value="3640.9" calcext:value-type="float">
            <text:p>$ 3.640,90</text:p>
          </table:table-cell>
        </table:table-row>
        <table:table-row table:style-name="ro1">
          <table:table-cell table:style-name="ce1" office:value-type="string" calcext:value-type="string">
            <text:p>4º (MUSCARIELLO J.)</text:p>
          </table:table-cell>
          <table:table-cell table:style-name="ce4" office:value-type="string" calcext:value-type="string">
            <text:p>9</text:p>
          </table:table-cell>
          <table:table-cell table:style-name="ce8" table:formula="of:=[.E10]*75/100" office:value-type="float" office:value="3957.675" calcext:value-type="float">
            <text:p>$ 3.957,68</text:p>
          </table:table-cell>
          <table:table-cell table:style-name="ce8" table:formula="of:=[.E10]-[.C10]" office:value-type="float" office:value="1319.225" calcext:value-type="float">
            <text:p>$ 1.319,23</text:p>
          </table:table-cell>
          <table:table-cell table:style-name="ce11" office:value-type="float" office:value="5276.9" calcext:value-type="float">
            <text:p>$ 5.276,90</text:p>
          </table:table-cell>
        </table:table-row>
        <table:table-row table:style-name="ro1">
          <table:table-cell table:style-name="ce1" office:value-type="string" calcext:value-type="string">
            <text:p>4º (CARRERE I.)</text:p>
          </table:table-cell>
          <table:table-cell table:style-name="ce4" office:value-type="string" calcext:value-type="string">
            <text:p>10</text:p>
          </table:table-cell>
          <table:table-cell table:style-name="ce8" table:formula="of:=[.E11]*75/100" office:value-type="float" office:value="2789.4" calcext:value-type="float">
            <text:p>$ 2.789,40</text:p>
          </table:table-cell>
          <table:table-cell table:style-name="ce8" table:formula="of:=[.E11]-[.C11]" office:value-type="float" office:value="929.8" calcext:value-type="float">
            <text:p>$ 929,80</text:p>
          </table:table-cell>
          <table:table-cell table:style-name="ce11" office:value-type="float" office:value="3719.2" calcext:value-type="float">
            <text:p>$ 3.719,20</text:p>
          </table:table-cell>
        </table:table-row>
        <table:table-row table:style-name="ro1">
          <table:table-cell table:style-name="ce1" office:value-type="string" calcext:value-type="string">
            <text:p>5º (SANSANO M.)</text:p>
          </table:table-cell>
          <table:table-cell table:style-name="ce4" office:value-type="string" calcext:value-type="string">
            <text:p>11</text:p>
          </table:table-cell>
          <table:table-cell table:style-name="ce8" table:formula="of:=[.E12]*75/100" office:value-type="float" office:value="3957.675" calcext:value-type="float">
            <text:p>$ 3.957,68</text:p>
          </table:table-cell>
          <table:table-cell table:style-name="ce8" table:formula="of:=[.E12]-[.C12]" office:value-type="float" office:value="1319.225" calcext:value-type="float">
            <text:p>$ 1.319,23</text:p>
          </table:table-cell>
          <table:table-cell table:style-name="ce11" office:value-type="float" office:value="5276.9" calcext:value-type="float">
            <text:p>$ 5.276,90</text:p>
          </table:table-cell>
        </table:table-row>
        <table:table-row table:style-name="ro1">
          <table:table-cell table:style-name="ce1" office:value-type="string" calcext:value-type="string">
            <text:p>5º (ALBERT M.)</text:p>
          </table:table-cell>
          <table:table-cell table:style-name="ce4" office:value-type="string" calcext:value-type="string">
            <text:p>12</text:p>
          </table:table-cell>
          <table:table-cell table:style-name="ce8" table:formula="of:=[.E13]*75/100" office:value-type="float" office:value="2789.4" calcext:value-type="float">
            <text:p>$ 2.789,40</text:p>
          </table:table-cell>
          <table:table-cell table:style-name="ce8" table:formula="of:=[.E13]-[.C13]" office:value-type="float" office:value="929.8" calcext:value-type="float">
            <text:p>$ 929,80</text:p>
          </table:table-cell>
          <table:table-cell table:style-name="ce11" office:value-type="float" office:value="3719.2" calcext:value-type="float">
            <text:p>$ 3.719,20</text:p>
          </table:table-cell>
        </table:table-row>
        <table:table-row table:style-name="ro1">
          <table:table-cell table:style-name="ce1" office:value-type="string" calcext:value-type="string">
            <text:p>6º (FLEKER C.)</text:p>
          </table:table-cell>
          <table:table-cell table:style-name="ce4" office:value-type="string" calcext:value-type="string">
            <text:p>13</text:p>
          </table:table-cell>
          <table:table-cell table:style-name="ce8" table:formula="of:=[.E14]*75/100" office:value-type="float" office:value="3957.675" calcext:value-type="float">
            <text:p>$ 3.957,68</text:p>
          </table:table-cell>
          <table:table-cell table:style-name="ce8" table:formula="of:=[.E14]-[.C14]" office:value-type="float" office:value="1319.225" calcext:value-type="float">
            <text:p>$ 1.319,23</text:p>
          </table:table-cell>
          <table:table-cell table:style-name="ce11" office:value-type="float" office:value="5276.9" calcext:value-type="float">
            <text:p>$ 5.276,90</text:p>
          </table:table-cell>
        </table:table-row>
        <table:table-row table:style-name="ro1">
          <table:table-cell table:style-name="ce1" office:value-type="string" calcext:value-type="string">
            <text:p>6º (SAMUDIO)</text:p>
          </table:table-cell>
          <table:table-cell table:style-name="ce4" office:value-type="string" calcext:value-type="string">
            <text:p>14</text:p>
          </table:table-cell>
          <table:table-cell table:style-name="ce8" table:formula="of:=[.E15]*75/100" office:value-type="float" office:value="2789.4" calcext:value-type="float">
            <text:p>$ 2.789,40</text:p>
          </table:table-cell>
          <table:table-cell table:style-name="ce8" table:formula="of:=[.E15]-[.C15]" office:value-type="float" office:value="929.8" calcext:value-type="float">
            <text:p>$ 929,80</text:p>
          </table:table-cell>
          <table:table-cell table:style-name="ce11" office:value-type="float" office:value="3719.2" calcext:value-type="float">
            <text:p>$ 3.719,20</text:p>
          </table:table-cell>
        </table:table-row>
        <table:table-row table:style-name="ro1">
          <table:table-cell table:style-name="ce1" office:value-type="string" calcext:value-type="string">
            <text:p>7º (BULLOR)</text:p>
          </table:table-cell>
          <table:table-cell table:style-name="ce4" office:value-type="string" calcext:value-type="string">
            <text:p>15</text:p>
          </table:table-cell>
          <table:table-cell table:style-name="ce8" table:formula="of:=[.E16]*75/100" office:value-type="float" office:value="3918.525" calcext:value-type="float">
            <text:p>$ 3.918,53</text:p>
          </table:table-cell>
          <table:table-cell table:style-name="ce8" table:formula="of:=[.E16]-[.C16]" office:value-type="float" office:value="1306.175" calcext:value-type="float">
            <text:p>$ 1.306,18</text:p>
          </table:table-cell>
          <table:table-cell table:style-name="ce11" office:value-type="float" office:value="5224.7" calcext:value-type="float">
            <text:p>$ 5.224,70</text:p>
          </table:table-cell>
        </table:table-row>
        <table:table-row table:style-name="ro1">
          <table:table-cell table:style-name="ce1" office:value-type="string" calcext:value-type="string">
            <text:p>7º (PELLICORI M.)</text:p>
          </table:table-cell>
          <table:table-cell table:style-name="ce4" office:value-type="string" calcext:value-type="string">
            <text:p>16</text:p>
          </table:table-cell>
          <table:table-cell table:style-name="ce8" office:value-type="float" office:value="2690.85" calcext:value-type="float">
            <text:p>$ 2.690,85</text:p>
          </table:table-cell>
          <table:table-cell table:style-name="ce8" office:value-type="float" office:value="896.95" calcext:value-type="float">
            <text:p>$ 896,95</text:p>
          </table:table-cell>
          <table:table-cell table:style-name="ce11" table:formula="of:=SUM([.B17:.D17])" office:value-type="float" office:value="3587.8" calcext:value-type="float">
            <text:p>$ 3.587,80</text:p>
          </table:table-cell>
        </table:table-row>
        <table:table-row table:style-name="ro1">
          <table:table-cell table:style-name="ce1" office:value-type="string" calcext:value-type="string">
            <text:p>8º (FLIA MESTRE)</text:p>
          </table:table-cell>
          <table:table-cell table:style-name="ce4" office:value-type="string" calcext:value-type="string">
            <text:p>17</text:p>
          </table:table-cell>
          <table:table-cell table:style-name="ce8" table:formula="of:=[.E18]*75/100" office:value-type="float" office:value="3885.9" calcext:value-type="float">
            <text:p>$ 3.885,90</text:p>
          </table:table-cell>
          <table:table-cell table:style-name="ce8" table:formula="of:=[.E18]-[.C18]" office:value-type="float" office:value="1295.3" calcext:value-type="float">
            <text:p>$ 1.295,30</text:p>
          </table:table-cell>
          <table:table-cell table:style-name="ce11" office:value-type="float" office:value="5181.2" calcext:value-type="float">
            <text:p>$ 5.181,20</text:p>
          </table:table-cell>
        </table:table-row>
        <table:table-row table:style-name="ro1">
          <table:table-cell table:style-name="ce1" office:value-type="string" calcext:value-type="string">
            <text:p>8º (MARTINO.)</text:p>
          </table:table-cell>
          <table:table-cell table:style-name="ce4" office:value-type="string" calcext:value-type="string">
            <text:p>18</text:p>
          </table:table-cell>
          <table:table-cell table:style-name="ce8" table:formula="of:=[.E19]*75/100" office:value-type="float" office:value="2467.8" calcext:value-type="float">
            <text:p>$ 2.467,80</text:p>
          </table:table-cell>
          <table:table-cell table:style-name="ce8" table:formula="of:=[.E19]-[.C19]" office:value-type="float" office:value="822.6" calcext:value-type="float">
            <text:p>$ 822,60</text:p>
          </table:table-cell>
          <table:table-cell table:style-name="ce11" office:value-type="float" office:value="3290.4" calcext:value-type="float">
            <text:p>$ 3.290,40</text:p>
          </table:table-cell>
        </table:table-row>
        <table:table-row table:style-name="ro1">
          <table:table-cell table:style-name="ce1" office:value-type="string" calcext:value-type="string">
            <text:p>9º (PATRUNO )</text:p>
          </table:table-cell>
          <table:table-cell table:style-name="ce4" office:value-type="string" calcext:value-type="string">
            <text:p>19</text:p>
          </table:table-cell>
          <table:table-cell table:style-name="ce8" table:formula="of:=[.E20]*75/100" office:value-type="float" office:value="3294.9" calcext:value-type="float">
            <text:p>$ 3.294,90</text:p>
          </table:table-cell>
          <table:table-cell table:style-name="ce8" table:formula="of:=[.E20]-[.C20]" office:value-type="float" office:value="1098.3" calcext:value-type="float">
            <text:p>$ 1.098,30</text:p>
          </table:table-cell>
          <table:table-cell table:style-name="ce11" office:value-type="float" office:value="4393.2" calcext:value-type="float">
            <text:p>$ 4.393,20</text:p>
          </table:table-cell>
        </table:table-row>
        <table:table-row table:style-name="ro1">
          <table:table-cell table:style-name="ce1" office:value-type="string" calcext:value-type="string">
            <text:p>9`(CARENZO)</text:p>
          </table:table-cell>
          <table:table-cell table:style-name="ce5" office:value-type="string" calcext:value-type="string">
            <text:p>20</text:p>
          </table:table-cell>
          <table:table-cell table:style-name="ce10" table:formula="of:=[.E21]*75/100" office:value-type="float" office:value="2317.725" calcext:value-type="float">
            <text:p>$ 2.317,73</text:p>
          </table:table-cell>
          <table:table-cell table:style-name="ce10" table:formula="of:=[.E21]-[.C21]" office:value-type="float" office:value="772.575" calcext:value-type="float">
            <text:p>$ 772,58</text:p>
          </table:table-cell>
          <table:table-cell table:style-name="ce11" office:value-type="float" office:value="3090.3" calcext:value-type="float">
            <text:p>$ 3.090,30</text:p>
          </table:table-cell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1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text>$ </number:text>
      <number:number number:decimal-places="2" number:min-integer-digits="1" number:grouping="true"/>
    </number:number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8P0"/>
    </number:currency-style>
    <number:currency-style style:name="N10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10P0"/>
    </number:currency-style>
    <number:currency-style style:name="N10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11P0"/>
    </number:currency-style>
    <number:date-style style:name="N10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AR">
      <number:day number:style="long"/>
      <number:text>-</number:text>
      <number:month number:textual="true"/>
    </number:date-style>
    <number:date-style style:name="N10114" number:language="es" number:country="AR">
      <number:month number:textual="true"/>
      <number:text>-</number:text>
      <number:year/>
    </number:date-style>
    <number:date-style style:name="N10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AR">
      <number:number number:decimal-places="0" number:min-integer-digits="1" number:grouping="true"/>
    </number:number-style>
    <number:number-style style:name="N10116" number:language="es" number:country="AR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AR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AR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s" number:country="AR">
      <loext:fill-character> </loext:fill-character>
      <number:text>- </number:text>
    </number:number-style>
    <number:text-style style:name="N10123" number:language="es" number:country="A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AR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7P1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27P2" style:volatile="true" number:language="es" number:country="AR">
      <number:currency-symbol/>
      <number:text> </number:text>
      <loext:fill-character> </loext:fill-character>
      <number:text>- </number:text>
    </number:currency-style>
    <number:text-style style:name="N10127" number:language="es" number:country="A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AR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AR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s" number:country="AR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A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2:27:05.4612629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 </meta:initial-creator>
    <meta:creation-date>2017-02-17T08:28:22.542100508</meta:creation-date>
    <dc:date>2017-02-19T12:27:19.056266986</dc:date>
    <dc:creator>facu </dc:creator>
    <meta:editing-duration>PT2M12S</meta:editing-duration>
    <meta:editing-cycles>7</meta:editing-cycles>
    <meta:generator>LibreOffice/4.2.8.2$Linux_X86_64 LibreOffice_project/420m0$Build-2</meta:generator>
    <meta:document-statistic meta:table-count="1" meta:cell-count="100" meta:object-count="0"/>
  </office:meta>
</office:document-meta>
</file>